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0F727A6AFB80E104837.png" manifest:media-type="image/png"/>
  <manifest:file-entry manifest:full-path="Pictures/100002010000054A000004B80F17B013D6760A92.png" manifest:media-type="image/png"/>
  <manifest:file-entry manifest:full-path="Pictures/10000201000001B9000001216475643ECDBC74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utlined_20_Blue">
      <style:graphic-properties draw:textarea-horizontal-align="justify" draw:textarea-vertical-align="middle" draw:auto-grow-height="false" fo:min-height="2.626cm" fo:min-width="7.2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36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6pt" fo:font-weight="bold" style:font-size-asian="18pt" style:font-size-complex="18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2cm" svg:height="3.376cm" svg:x="3.266cm" svg:y="9.196cm">
          <draw:image xlink:href="Pictures/10000201000001B9000001216475643ECDBC74F4.png" xlink:type="simple" xlink:show="embed" xlink:actuate="onLoad" loext:mime-type="image/png">
            <text:p/>
          </draw:image>
        </draw:frame>
        <draw:custom-shape draw:style-name="gr2" draw:text-style-name="P2" draw:layer="layout" svg:width="7.552cm" svg:height="2.91cm" svg:x="9.748cm" svg:y="9.372cm">
          <text:p text:style-name="P2"><text:span text:style-name="T1"><text:s text:c="6"/></text:span><text:span text:style-name="T1">AppE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2.436cm" svg:height="2.173cm" svg:x="9.882cm" svg:y="9.975cm">
          <draw:image xlink:href="Pictures/100002010000054A000004B80F17B013D6760A92.png" xlink:type="simple" xlink:show="embed" xlink:actuate="onLoad" loext:mime-type="image/png">
            <text:p/>
          </draw:image>
        </draw:frame>
        <draw:frame draw:style-name="gr3" draw:text-style-name="P4" draw:layer="layout" svg:width="14.26cm" svg:height="1.673cm" svg:x="6.8cm" svg:y="1.527cm">
          <draw:text-box>
            <text:p><text:span text:style-name="T2">Environment Overview</text:span></text:p>
          </draw:text-box>
        </draw:frame>
        <draw:frame draw:style-name="gr4" draw:text-style-name="P5" draw:layer="layout" svg:width="2.691cm" svg:height="0.962cm" svg:x="1.5cm" svg:y="9.71cm">
          <draw:text-box>
            <text:p><text:span text:style-name="T3">Host IP</text:span></text:p>
          </draw:text-box>
        </draw:frame>
        <draw:frame draw:style-name="gr1" draw:text-style-name="P3" draw:layer="layout" svg:width="8.131cm" svg:height="2.531cm" svg:x="20.369cm" svg:y="3.972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5" draw:text-style-name="P6" draw:layer="layout" svg:width="6.334cm" svg:height="0.878cm" svg:x="10.5cm" svg:y="12.772cm">
          <draw:text-box>
            <text:p><text:span text:style-name="T4">Docker Bridge IP</text:span></text:p>
          </draw:text-box>
        </draw:frame>
        <draw:line draw:style-name="gr6" draw:text-style-name="P7" draw:layer="layout" svg:x1="1.634cm" svg:y1="10.872cm" svg:x2="4.1cm" svg:y2="10.872cm">
          <text:p/>
        </draw:line>
        <draw:frame draw:style-name="gr7" draw:text-style-name="P5" draw:layer="layout" svg:width="2.305cm" svg:height="0.962cm" svg:x="18.84cm" svg:y="3.6cm">
          <draw:text-box>
            <text:p><text:span text:style-name="T3">CLI IP</text:span></text:p>
          </draw:text-box>
        </draw:frame>
        <draw:frame draw:style-name="gr1" draw:text-style-name="P3" draw:layer="layout" svg:width="8.131cm" svg:height="2.531cm" svg:x="20.414cm" svg:y="8.696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8" draw:text-style-name="P5" draw:layer="layout" svg:width="2.5cm" svg:height="0.962cm" svg:x="19.034cm" svg:y="8.708cm">
          <draw:text-box>
            <text:p><text:span text:style-name="T3">HMI IP</text:span></text:p>
          </draw:text-box>
        </draw:frame>
        <draw:frame draw:style-name="gr1" draw:text-style-name="P3" draw:layer="layout" svg:width="8.131cm" svg:height="2.531cm" svg:x="20.569cm" svg:y="13.341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9" draw:text-style-name="P5" draw:layer="layout" svg:width="3.923cm" svg:height="0.962cm" svg:x="18.6cm" svg:y="13.41cm">
          <draw:text-box>
            <text:p><text:span text:style-name="T3">Backend IP</text:span></text:p>
          </draw:text-box>
        </draw:frame>
        <draw:frame draw:style-name="gr1" draw:text-style-name="P3" draw:layer="layout" svg:width="8.131cm" svg:height="2.531cm" svg:x="20.541cm" svg:y="17.372cm">
          <draw:image xlink:href="Pictures/10000000000002C5000000F727A6AFB80E104837.png" xlink:type="simple" xlink:show="embed" xlink:actuate="onLoad" loext:mime-type="image/png">
            <text:p/>
          </draw:image>
        </draw:frame>
        <draw:frame draw:style-name="gr10" draw:text-style-name="P5" draw:layer="layout" svg:width="3.118cm" svg:height="0.962cm" svg:x="18.904cm" svg:y="16.972cm">
          <draw:text-box>
            <text:p><text:span text:style-name="T3">Model IP</text:span></text:p>
          </draw:text-box>
        </draw:frame>
        <draw:line draw:style-name="gr6" draw:text-style-name="P7" draw:layer="layout" svg:x1="18.4cm" svg:y1="4.872cm" svg:x2="18.6cm" svg:y2="18.272cm">
          <text:p/>
        </draw:line>
        <draw:line draw:style-name="gr6" draw:text-style-name="P7" draw:layer="layout" svg:x1="18.6cm" svg:y1="18.272cm" svg:x2="22.3cm" svg:y2="18.3cm">
          <text:p/>
        </draw:line>
        <draw:line draw:style-name="gr6" draw:text-style-name="P7" draw:layer="layout" svg:x1="18.6cm" svg:y1="14.572cm" svg:x2="22.4cm" svg:y2="14.572cm">
          <text:p/>
        </draw:line>
        <draw:line draw:style-name="gr6" draw:text-style-name="P7" draw:layer="layout" svg:x1="18.5cm" svg:y1="9.972cm" svg:x2="22.1cm" svg:y2="9.972cm">
          <text:p/>
        </draw:line>
        <draw:line draw:style-name="gr6" draw:text-style-name="P7" draw:layer="layout" svg:x1="18.4cm" svg:y1="4.872cm" svg:x2="22.1cm" svg:y2="4.872cm">
          <text:p/>
        </draw:line>
        <draw:line draw:style-name="gr6" draw:text-style-name="P7" draw:layer="layout" svg:x1="7.534cm" svg:y1="10.872cm" svg:x2="9.8cm" svg:y2="10.872cm">
          <text:p/>
        </draw:line>
        <draw:line draw:style-name="gr6" draw:text-style-name="P7" draw:layer="layout" svg:x1="17.3cm" svg:y1="10.972cm" svg:x2="18.5cm" svg:y2="10.972cm">
          <text:p/>
        </draw:line>
        <draw:frame draw:style-name="gr11" draw:text-style-name="P8" draw:layer="layout" svg:width="4.177cm" svg:height="0.962cm" svg:x="21.8cm" svg:y="2.838cm">
          <draw:text-box>
            <text:p><text:span text:style-name="T3">Admin tools</text:span></text:p>
          </draw:text-box>
        </draw:frame>
        <draw:frame draw:style-name="gr11" draw:text-style-name="P8" draw:layer="layout" svg:width="6.513cm" svg:height="0.962cm" svg:x="21.161cm" svg:y="7.5cm">
          <draw:text-box>
            <text:p><text:span text:style-name="T3">HMI - VueJs - NGinx</text:span></text:p>
          </draw:text-box>
        </draw:frame>
        <draw:frame draw:style-name="gr11" draw:text-style-name="P8" draw:layer="layout" svg:width="5.904cm" svg:height="0.962cm" svg:x="21.475cm" svg:y="12.026cm">
          <draw:text-box>
            <text:p><text:span text:style-name="T3">Backend - Golang</text:span></text:p>
          </draw:text-box>
        </draw:frame>
        <draw:frame draw:style-name="gr11" draw:text-style-name="P8" draw:layer="layout" svg:width="5.908cm" svg:height="0.962cm" svg:x="21.528cm" svg:y="16.205cm">
          <draw:text-box>
            <text:p><text:span text:style-name="T3">Model - MongoD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1:56:05.496751371</meta:creation-date>
    <dc:date>2021-05-09T14:53:25.535221318</dc:date>
    <meta:editing-duration>PT12M23S</meta:editing-duration>
    <meta:editing-cycles>4</meta:editing-cycles>
    <meta:generator>LibreOffice/6.4.7.2$Linux_X86_64 LibreOffice_project/40$Build-2</meta:generator>
    <meta:document-statistic meta:object-count="26"/>
  </office:meta>
</office:document-meta>
</file>